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ass “export”</text:h>
      <text:p text:style-name="Text_20_body">The current session TIM(s) use the “export” feature to make the implementation types available to the application/container. No jars need to be placed in the application, it just happens automagically. Not that this isn't without problems, but it is the status quo for sessions. Using DistributedCache implies that tim-distributed-cache and tim-concurrent-collections also be available somehow. </text:p>
      <text:p text:style-name="Text_20_body"/>
      <text:h text:style-name="Heading_20_1" text:outline-level="1">LockableMap interface</text:h>
      <text:p text:style-name="Text_20_body">Need to expose lockEntry() and unlockEntry() methods up on DistributedCache, presumably by directly implementing the LockableMap interface</text:p>
      <text:p text:style-name="Text_20_body"/>
      <text:p text:style-name="Text_20_body">Most likely will need additional method like tryLockEntry() to support session invalidation that cannot access an in-use session</text:p>
      <text:p text:style-name="Text_20_body"/>
      <text:h text:style-name="Heading_20_1" text:outline-level="1">Evictor</text:h>
      <text:p text:style-name="Text_20_body">For an HttpSession to be evicted it must not only be past the idle time, but it must also not be “in-use” by an active request. It is perfectly valid for a long running request to hold on to a session reference for longer than the configured idle time. Currently a DSO lock is held for the duration of each request which prevents the invalidator from expiring it. The action of performing a tryLock() as part of evaulating each entry is presumably specific to sessions so some sort of event/callback interface is needed to keep the logic in the right place. Without the tryLock() the evictor thread would just get stuck on get() for a long running request. </text:p>
      <text:p text:style-name="Text_20_body"/>
      <text:h text:style-name="Heading_20_1" text:outline-level="1">Per element TTI</text:h>
      <text:p text:style-name="Text_20_body">Each HttpSession can have its own unique TTI value. DistributedCache does not yet support this level of TTI</text:p>
      <text:p text:style-name="Text_20_body"/>
      <text:h text:style-name="Heading_20_1" text:outline-level="1">Eviction Events</text:h>
      <text:p text:style-name="Text_20_body">When a session is invalidated there are callbacks that need to happen. This implies some sort eviction events fired by DistributedCache.</text:p>
      <text:p text:style-name="Text_20_body"/>
      <text:h text:style-name="Heading_20_1" text:outline-level="1">Once and only once eviction</text:h>
      <text:p text:style-name="Text_20_body">I think it is possible for two nodes to “evict” the same element right now (if the element is local on more than one node). Only one them will actually remove something from the underlying store, but the evict() method can get called more than once for the same element. The eviction events on session <text:soft-page-break/>invalidation cannot be called more than once per spec. We just need to be careful to trigger the events in the right place (ie. only on the node that actually removes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m Eck</meta:initial-creator>
    <meta:creation-date>2009-08-25T13:47:16.32</meta:creation-date>
    <meta:document-statistic meta:table-count="0" meta:image-count="0" meta:object-count="0" meta:page-count="2" meta:paragraph-count="13" meta:word-count="353" meta:character-count="2140"/>
    <dc:date>2009-08-25T14:03:37.39</dc:date>
    <dc:creator>Tim Eck</dc:creator>
    <meta:editing-duration>PT00H16M21S</meta:editing-duration>
    <meta:editing-cycles>1</meta:editing-cycles>
    <meta:generator>OpenOffice.org/3.1$Win32 OpenOffice.org_project/310m11$Build-9399</meta:generator>
  </office:meta>
</office:document-meta>
</file>